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style:font-size-asian="12pt" style:font-size-complex="12pt"/>
    </style:style>
    <style:style style:name="P2" style:family="paragraph" style:parent-style-name="Preformatted_20_Text">
      <style:text-properties style:font-name="Liberation Serif" fo:font-size="12pt" officeooo:paragraph-rsid="00019ef0" style:font-size-asian="12pt" style:font-size-complex="12pt"/>
    </style:style>
    <style:style style:name="P3" style:family="paragraph" style:parent-style-name="Preformatted_20_Text">
      <style:text-properties style:font-name="Liberation Serif" fo:font-size="12pt" officeooo:rsid="0002c31a" officeooo:paragraph-rsid="0002c31a" style:font-size-asian="12pt" style:font-size-complex="12pt"/>
    </style:style>
    <style:style style:name="P4" style:family="paragraph" style:parent-style-name="Preformatted_20_Text">
      <style:text-properties style:font-name="Liberation Serif" fo:font-size="12pt" officeooo:rsid="00047dda" style:font-size-asian="12pt" style:font-size-complex="12pt"/>
    </style:style>
    <style:style style:name="P5" style:family="paragraph" style:parent-style-name="Preformatted_20_Text">
      <style:text-properties style:font-name="Liberation Serif" fo:font-size="12pt" officeooo:rsid="0004c2fd" officeooo:paragraph-rsid="0004c2fd" style:font-size-asian="12pt" style:font-size-complex="12pt"/>
    </style:style>
    <style:style style:name="P6" style:family="paragraph" style:parent-style-name="Preformatted_20_Text">
      <style:text-properties style:font-name="Liberation Serif" fo:font-size="12pt" officeooo:paragraph-rsid="0004c2fd" style:font-size-asian="12pt" style:font-size-complex="12pt"/>
    </style:style>
    <style:style style:name="T1" style:family="text">
      <style:text-properties officeooo:rsid="00019ef0"/>
    </style:style>
    <style:style style:name="T2" style:family="text">
      <style:text-properties officeooo:rsid="00020d0d"/>
    </style:style>
    <style:style style:name="T3" style:family="text">
      <style:text-properties officeooo:rsid="0002c31a"/>
    </style:style>
    <style:style style:name="T4" style:family="text">
      <style:text-properties officeooo:rsid="00047dda"/>
    </style:style>
    <style:style style:name="T5" style:family="text">
      <style:text-properties officeooo:rsid="0004c2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ysics 1 - 2019</text:p>
      <text:p text:style-name="P1"/>
      <text:p text:style-name="P1"/>
      <text:p text:style-name="P2"><text:span text:style-name="T1">I</text:span>dentify two basic <text:span text:style-name="T1">rules</text:span> of <text:span text:style-name="T1">dimensional analysis.</text:span></text:p>
      <text:p text:style-name="P2"/>
      <text:p text:style-name="P2"><text:span text:style-name="T1">The frequency n of vibration of a stretched s</text:span>tring is a function of its tension F , the <text:span text:style-name="T1">length, l and mass per unit length m . Use the method of dimensions to derive the formula</text:span> relating the stated physical quantities.</text:p>
      <text:p text:style-name="P1"/>
      <text:p text:style-name="P1">What causes systematic errors in an experiment? Give four points. </text:p>
      <text:p text:style-name="P1"/>
      <text:p text:style-name="P1">Estimate the numerical value of drag force D = <text:span text:style-name="T1">½ C rho A V^2</text:span> with its associated error given that the measurements of the quantities C , A , <text:span text:style-name="T1">rho</text:span> and V were recorded as (10 <text:span text:style-name="T1">plusminus </text:span>0.00) unit less (5 <text:span text:style-name="T1">plusminus </text:span>0.2) cm<text:span text:style-name="T1">^2 </text:span>, (15 <text:span text:style-name="T1">plusminus </text:span>0.15) g/cm<text:span text:style-name="T1">^3 </text:span>and (3 <text:span text:style-name="T1">plusminus </text:span>0.5) cm/sec<text:span text:style-name="T1">^2 </text:span>respectively. </text:p>
      <text:p text:style-name="P1"/>
      <text:p text:style-name="P1">A rocket of mass 20 kg has 180 kg of fuel. If the exhaust velocity of the fuel is 1.6 km/sec, calculate;</text:p>
      <text:p text:style-name="P1"><text:span text:style-name="T1">(i) </text:span>The minimum rate of fuel consumption that enable the rocket to rise from the ground. </text:p>
      <text:p text:style-name="P1"><text:span text:style-name="T1">(ii) </text:span>The ultimate vertical speed gained by the rocket when the rate of fuel consumption ts 2 kg/sec. </text:p>
      <text:p text:style-name="P1"/>
      <text:p text:style-name="P1">Determine the least number of pieces required to <text:span text:style-name="T1">s</text:span>top the bullet if a rifle bullet loses <text:span text:style-name="T1">1/20 of its velocity when</text:span> passing through them.</text:p>
      <text:p text:style-name="P1"/>
      <text:p text:style-name="P1">A man of 100 kg jumps into a swimming pool from a height of 5 m. If it takes O.4 seconds for the water in a pool to reduce its velocity to zero, what average force did <text:s/>the water exert on the man? </text:p>
      <text:p text:style-name="P1"/>
      <text:p text:style-name="P1">Justify the statement that projectile motion is two dimensional motion.</text:p>
      <text:p text:style-name="P1"/>
      <text:p text:style-name="P1">A rocket was launched with a velocity of 50 <text:span text:style-name="T2">m</text:span>/s from the <text:span text:style-name="T2">surface</text:span> of the moon at an <text:span text:style-name="T2">a</text:span>ngle of 40 <text:span text:style-name="T2">degrees </text:span>to the horizontal, Calculate the horizontal <text:span text:style-name="T2">distance</text:span> covered <text:s/><text:span text:style-name="T2">after half time of flight.</text:span></text:p>
      <text:p text:style-name="P1"/>
      <text:p text:style-name="P1">Show that the <text:span text:style-name="T2">angle</text:span> of projection <text:span text:style-name="T2">theta degrees </text:span>for a <text:span text:style-name="T2">p</text:span>rojectile <text:span text:style-name="T2">l</text:span>aunched <text:span text:style-name="T2">f</text:span>rom the <text:span text:style-name="T2">origin</text:span> is <text:span text:style-name="T2">given by theta degrees = tan^{-1} (4 h_m / R ) , where R stand for horizontal range and h_m is the maximum vertical height.</text:span></text:p>
      <text:p text:style-name="P1"/>
      <text:p text:style-name="P1">Determine the angle of projection for which the horizontal range of a projectile is 4 <text:span text:style-name="T3">sqrt{</text:span>3<text:span text:style-name="T3">}</text:span> times its maximum height. </text:p>
      <text:p text:style-name="P1"/>
      <text:p text:style-name="P1">Provide two typical examples of simple harmonic motion (S.H.M). </text:p>
      <text:p text:style-name="P1"/>
      <text:p text:style-name="P1">Why the velocity and acceleration of a body executing simple harmonic motion are out of phase? </text:p>
      <text:p text:style-name="P1"/>
      <text:p text:style-name="P1">The period of a particle executing simple harmonic motion (S.H.M) <text:span text:style-name="T3">is</text:span> 3 seconds. If its amplitude is 25 cm, calculate the time taken by the particle to move a distance of 12.5 cm on either side from the mean position.</text:p>
      <text:p text:style-name="P1"/>
      <text:p text:style-name="P1">A person weighing 50 kg stands on a platform which oscillates with a frequency of 2 Hz and of amplitude 0.05 m. Find his/her minimum weight as recorded by a machine of the platform. </text:p>
      <text:p text:style-name="P1"/>
      <text:p text:style-name="P1">In which aspect does circular motion differ from linear motion? </text:p>
      <text:p text:style-name="P1"><text:soft-page-break/></text:p>
      <text:p text:style-name="P1">Why there must be a force acting on a particle moving with uniform speed in a circular path? </text:p>
      <text:p text:style-name="P1"/>
      <text:p text:style-name="P1"><text:span text:style-name="T3">The </text:span>Figure <text:span text:style-name="T3">below</text:span> <text:s/>shows a particle moving in a semi-circular path AB of radius 6 m with constant speed of 12 m/<text:span text:style-name="T3">s</text:span>. Calculate its average velocity. </text:p>
      <text:p text:style-name="P3">### Insert Figure Here ###</text:p>
      <text:p text:style-name="P3"/>
      <text:p text:style-name="P1">A stone tied to the end of string 80 cm long, <text:span text:style-name="T3">is whirled</text:span> in a horizontal circle with a constant speed making 25 revolutions in 14 seconds. Determine the magnitude of its acceleration. </text:p>
      <text:p text:style-name="P1"/>
      <text:p text:style-name="P1">Why the weight of a body becomes zero at the centre of the earth? </text:p>
      <text:p text:style-name="P1"/>
      <text:p text:style-name="P1">How far above the earth surface does the value of acceleration due to gravity becomes 36% of its value on the surface? </text:p>
      <text:p text:style-name="P1"/>
      <text:p text:style-name="P1">Compute the period of revolution of a satellite revolving in <text:span text:style-name="T3">a circular orbit at a </text:span>height of 3400 k<text:span text:style-name="T3">m </text:span>above the <text:span text:style-name="T3">Earth’s</text:span> surface. </text:p>
      <text:p text:style-name="P1"/>
      <text:p text:style-name="P1">Prove that the angular momentum fora satellite <text:span text:style-name="T3">of </text:span>mass <text:span text:style-name="T3">M_s</text:span> revolving round the</text:p>
      <text:p text:style-name="P1">earth of mass <text:span text:style-name="T3">M_e</text:span> in an orbit of radius <text:span text:style-name="T3">r is</text:span> equal to <text:span text:style-name="T3">( G M_e <text:s/>M_{s}^2 r )^{1/2}.</text:span></text:p>
      <text:p text:style-name="P4"/>
      <text:p text:style-name="P1">Why water is preferred as a cooling age<text:span text:style-name="T4">nt in many automobiles?</text:span></text:p>
      <text:p text:style-name="P1"/>
      <text:p text:style-name="P1"><text:span text:style-name="T4">A</text:span> thermometer has wrong calibration as <text:span text:style-name="T4">it</text:span> reads the melting point <text:span text:style-name="T4">of ice as</text:span> -10 <text:span text:style-name="T4">degrees C . If it reads 40 degrees C in a place where the temperature reads 30 degrees C ; determine the boiling point of water on this scale.</text:span></text:p>
      <text:p text:style-name="P1"/>
      <text:p text:style-name="P1"><text:span text:style-name="T4">Analyze </text:span><text:s/>three practical applications of <text:span text:style-name="T4">thermal expansion of solids in daily life situations.</text:span></text:p>
      <text:p text:style-name="P1"/>
      <text:p text:style-name="P1">A closed metal vessel containing water at <text:span text:style-name="T4">75 degrees C , has a surface area of 0.5 m^2 and uniform thickness of 4.0 mm. <text:s/>If its outside temperature is 15 degrees C , calculate the head loss per minute by conduction.</text:span></text:p>
      <text:p text:style-name="P1"/>
      <text:p text:style-name="P1">Sketch the graph to illustrates how the energy radiated by a black body is distributed among various wavelengths. </text:p>
      <text:p text:style-name="P1">What information would be drawn from the graph <text:span text:style-name="T4">above</text:span>? Give three points.</text:p>
      <text:p text:style-name="P1"/>
      <text:p text:style-name="P1">Why stainless steel cooking pans are made with extra copper at the bottom?</text:p>
      <text:p text:style-name="P1"/>
      <text:p text:style-name="P1">At what temperature will the filament of a 10 W lamp operate if it is supposed to be a perfectly black body of area <text:s/><text:span text:style-name="T4">1 </text:span>cm<text:span text:style-name="T4">^2 </text:span>? </text:p>
      <text:p text:style-name="P1"/>
      <text:p text:style-name="P1">Elaborate three significance of dielectric material in a capacitor. </text:p>
      <text:p text:style-name="P1"/>
      <text:p text:style-name="P1">Give the reason behind a loss of electrical energy when two capacitors are joined either in series or parallel. </text:p>
      <text:p text:style-name="P1"/>
      <text:p text:style-name="P1">A researcher has 2 g of gold and wishes to form it into a wire having a resistance of 80 <text:span text:style-name="T5">ohms</text:span> at 0 <text:span text:style-name="T5">degrees </text:span>C . How long should the wire be? </text:p>
      <text:p text:style-name="P1"><text:soft-page-break/></text:p>
      <text:p text:style-name="P1">What is the potential difference between two points if 5 Joules of work are required to move 10 Coulombs from one point to another? </text:p>
      <text:p text:style-name="P1"/>
      <text:p text:style-name="P1">Why does a room light turn on at once when the switch is closed? Give comment.</text:p>
      <text:p text:style-name="P1"/>
      <text:p text:style-name="P1">A current of 3.0 mA flows in a Television resistor R when a potential difference of 6.0 V is connected across its terminals. Determine the <text:span text:style-name="T5">val</text:span>ue of <text:span text:style-name="T5">conductance</text:span>.</text:p>
      <text:p text:style-name="P1"/>
      <text:p text:style-name="P1">The circuit diagram in <text:span text:style-name="T5">the</text:span> Figure <text:span text:style-name="T5">below</text:span> contains a capacitor, resistors and three cells of negligible</text:p>
      <text:p text:style-name="P1">internal resistance.</text:p>
      <text:p text:style-name="P5">### Insert Figure here ###</text:p>
      <text:p text:style-name="P1">Compute;</text:p>
      <text:p text:style-name="P1"><text:span text:style-name="T5">(i) </text:span>The current passing through 3 <text:span text:style-name="T5">ohms</text:span> resistor. </text:p>
      <text:p text:style-name="P1"><text:span text:style-name="T5">(ii) </text:span>The charge on the capacitor. </text:p>
      <text:p text:style-name="P1"/>
      <text:p text:style-name="P1">Why transistors can not be used as rectifiers? </text:p>
      <text:p text:style-name="P1"/>
      <text:p text:style-name="P1">In NPN transistor circuit the collector current is 5 mA. If 95% of the emitted electrons reach the collector region, calculate the base current. </text:p>
      <text:p text:style-name="P1"/>
      <text:p text:style-name="P1">What causes damage to transistors? </text:p>
      <text:p text:style-name="P1"/>
      <text:p text:style-name="P1">Construct the truth table for the circuit diagram shown <text:span text:style-name="T5">in the Figure below</text:span>. </text:p>
      <text:p text:style-name="P5">### Insert Figure here ###</text:p>
      <text:p text:style-name="P5"/>
      <text:p text:style-name="P1">Distinguish between inverting OP-AMP and non-inverting OP-AMP. </text:p>
      <text:p text:style-name="P1">Give one application of each type of OP-AMP described <text:span text:style-name="T5">above.</text:span></text:p>
      <text:p text:style-name="P1"/>
      <text:p text:style-name="P1">Figure 4 shows the <text:span text:style-name="T5">diagram</text:span> of a non-inverting amplifier with <text:span text:style-name="T5">input and output voltages</text:span></text:p>
      <text:p text:style-name="P5">### Insert Figure Here ###</text:p>
      <text:p text:style-name="P1">Determine the closed loop voltage gain, <text:span text:style-name="T5">G_{ain} of the amplifier given that G_{ain} = 1 + R2/R1 .</text:span></text:p>
      <text:p text:style-name="P1">Use <text:span text:style-name="T5">the Figure</text:span> to show how the given expression <text:span text:style-name="T5">above</text:span> is derived. </text:p>
      <text:p text:style-name="P1"/>
      <text:p text:style-name="P1">Identify three basic elements of a communication system. </text:p>
      <text:p text:style-name="P1"/>
      <text:p text:style-name="P1">Why sky waves are not used for transmission of TV signals? </text:p>
      <text:p text:style-name="P1"/>
      <text:p text:style-name="P1"><text:span text:style-name="T5">The Figure below</text:span> shows the essential components of a transmitter for radio broadcasting.</text:p>
      <text:p text:style-name="P5">### Insert Figure here ###</text:p>
      <text:p text:style-name="P5">What role does each of the component labeled A, B, C, D, and E play to facilitate the communication system?</text:p>
      <text:p text:style-name="P1"/>
      <text:p text:style-name="P1">What 's <text:span text:style-name="T5">m</text:span>eant by epicentre and wind belt as used <text:span text:style-name="T5">i</text:span>n Geophysics? </text:p>
      <text:p text:style-name="P1"/>
      <text:p text:style-name="P6">Give two positive effects of wind on plant growth.</text:p>
      <text:p text:style-name="P6"/>
      <text:p text:style-name="P6"><text:span text:style-name="T5">Identify </text:span>three types of seismic <text:span text:style-name="T5">w</text:span>aves.</text:p>
      <text:p text:style-name="P6"><text:span text:style-name="T5">Outline two characteristics of each type of wave described abo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5T13:19:44.669625095</dc:date>
    <meta:editing-duration>PT24M3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3" meta:paragraph-count="68" meta:word-count="1188" meta:character-count="6600" meta:non-whitespace-character-count="5440"/>
  </office:meta>
</office:document-meta>
</file>